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24.9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8.1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.2886597938144331E-2" table:style-name="ce56">
            <text:p>0.01</text:p>
          </table:table-cell>
          <table:table-cell office:value-type="float" office:value="9.5938375350140062E-2" table:style-name="ce56">
            <text:p>0.10</text:p>
          </table:table-cell>
          <table:table-cell office:value-type="float" office:value="1.076704205471861" table:style-name="ce56">
            <text:p>1.08</text:p>
          </table:table-cell>
          <table:table-cell office:value-type="float" office:value="-0.37094002932686837" table:style-name="ce56">
            <text:p>–0.37</text:p>
          </table:table-cell>
          <table:table-cell office:value-type="float" office:value="-0.43620343067779943" table:style-name="ce56">
            <text:p>–0.44</text:p>
          </table:table-cell>
          <table:table-cell office:value-type="float" office:value="-0.30679529639953101" table:style-name="ce56">
            <text:p>–0.31</text:p>
          </table:table-cell>
          <table:table-cell office:value-type="float" office:value="-0.13226167463629021" table:style-name="ce56">
            <text:p>–0.13</text:p>
          </table:table-cell>
          <table:table-cell office:value-type="float" office:value="-0.37138209385837745" table:style-name="ce56">
            <text:p>–0.37</text:p>
          </table:table-cell>
          <table:table-cell office:value-type="float" office:value="-1.5037593984962419" table:style-name="ce56">
            <text:p>–1.50</text:p>
          </table:table-cell>
          <table:table-cell table:style-name="ce57"/>
          <table:table-cell table:number-columns-repeated="16371" table:style-name="ce27"/>
        </table:table-row>
        <table:table-row table:style-name="ro5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6.9960402412234674E-4" table:style-name="ce59">
            <text:p>–0.00</text:p>
          </table:table-cell>
          <table:table-cell office:value-type="float" office:value="3.6436895795278229E-2" table:style-name="ce59">
            <text:p>0.04</text:p>
          </table:table-cell>
          <table:table-cell office:value-type="float" office:value="-6.4327098404725391E-2" table:style-name="ce59">
            <text:p>–0.06</text:p>
          </table:table-cell>
          <table:table-cell office:value-type="float" office:value="-6.4707092874381436E-2" table:style-name="ce59">
            <text:p>–0.06</text:p>
          </table:table-cell>
          <table:table-cell office:value-type="float" office:value="-6.395409934484339E-2" table:style-name="ce59">
            <text:p>–0.06</text:p>
          </table:table-cell>
          <table:table-cell office:value-type="float" office:value="0" table:style-name="ce59">
            <text:p>—</text:p>
          </table:table-cell>
          <table:table-cell office:value-type="float" office:value="-6.4653181860158102E-2" table:style-name="ce59">
            <text:p>–0.06</text:p>
          </table:table-cell>
          <table:table-cell office:value-type="float" office:value="0" table:style-name="ce59">
            <text:p>—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6月10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9" table:style-name="ro6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7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6"/>
          <table:table-cell table:number-columns-repeated="4" table:style-name="ce70"/>
          <table:table-cell office:value-type="string" table:style-name="ce71">
            <text:p>中 華 民 國 110 年 5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9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61" table:style-name="ce46">
            <text:p>7,761</text:p>
          </table:table-cell>
          <table:table-cell office:value-type="float" office:value="142937" table:style-name="ce46">
            <text:p>142,937</text:p>
          </table:table-cell>
          <table:table-cell office:value-type="float" office:value="8961217" table:style-name="ce46">
            <text:p>8,961,217</text:p>
          </table:table-cell>
          <table:table-cell office:value-type="float" office:value="23499070" table:style-name="ce46">
            <text:p>23,499,070</text:p>
          </table:table-cell>
          <table:table-cell office:value-type="float" office:value="11640336" table:style-name="ce46">
            <text:p>11,640,336</text:p>
          </table:table-cell>
          <table:table-cell office:value-type="float" office:value="11858734" table:style-name="ce46">
            <text:p>11,858,734</text:p>
          </table:table-cell>
          <table:table-cell office:value-type="float" office:value="98.16" table:style-name="ce47">
            <text:p>98.16</text:p>
          </table:table-cell>
          <table:table-cell office:value-type="float" office:value="649.20000000000005" table:style-name="ce47">
            <text:p>649.20</text:p>
          </table:table-cell>
          <table:table-cell office:value-type="float" office:value="2.62" table:style-name="ce48">
            <text:p>2.62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2" table:style-name="ce46">
            <text:p>22,152</text:p>
          </table:table-cell>
          <table:table-cell office:value-type="float" office:value="1612493" table:style-name="ce46">
            <text:p>1,612,493</text:p>
          </table:table-cell>
          <table:table-cell office:value-type="float" office:value="4026019" table:style-name="ce46">
            <text:p>4,026,019</text:p>
          </table:table-cell>
          <table:table-cell office:value-type="float" office:value="1965640" table:style-name="ce46">
            <text:p>1,965,640</text:p>
          </table:table-cell>
          <table:table-cell office:value-type="float" office:value="2060379" table:style-name="ce46">
            <text:p>2,060,379</text:p>
          </table:table-cell>
          <table:table-cell office:value-type="float" office:value="95.4" table:style-name="ce47">
            <text:p>95.40</text:p>
          </table:table-cell>
          <table:table-cell office:value-type="float" office:value="1961.46" table:style-name="ce47">
            <text:p>1,961.46</text:p>
          </table:table-cell>
          <table:table-cell office:value-type="float" office:value="2.5" table:style-name="ce48">
            <text:p>2.50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3" table:style-name="ce46">
            <text:p>9,573</text:p>
          </table:table-cell>
          <table:table-cell office:value-type="float" office:value="1058678" table:style-name="ce46">
            <text:p>1,058,678</text:p>
          </table:table-cell>
          <table:table-cell office:value-type="float" office:value="2574704" table:style-name="ce46">
            <text:p>2,574,704</text:p>
          </table:table-cell>
          <table:table-cell office:value-type="float" office:value="1225276" table:style-name="ce46">
            <text:p>1,225,276</text:p>
          </table:table-cell>
          <table:table-cell office:value-type="float" office:value="1349428" table:style-name="ce46">
            <text:p>1,349,428</text:p>
          </table:table-cell>
          <table:table-cell office:value-type="float" office:value="90.8" table:style-name="ce47">
            <text:p>90.80</text:p>
          </table:table-cell>
          <table:table-cell office:value-type="float" office:value="9472.7999999999993" table:style-name="ce47">
            <text:p>9,472.80</text:p>
          </table:table-cell>
          <table:table-cell office:value-type="float" office:value="2.4300000000000002" table:style-name="ce48">
            <text:p>2.43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7" table:style-name="ce46">
            <text:p>11,887</text:p>
          </table:table-cell>
          <table:table-cell office:value-type="float" office:value="852545" table:style-name="ce46">
            <text:p>852,545</text:p>
          </table:table-cell>
          <table:table-cell office:value-type="float" office:value="2270939" table:style-name="ce46">
            <text:p>2,270,939</text:p>
          </table:table-cell>
          <table:table-cell office:value-type="float" office:value="1124883" table:style-name="ce46">
            <text:p>1,124,883</text:p>
          </table:table-cell>
          <table:table-cell office:value-type="float" office:value="1146056" table:style-name="ce46">
            <text:p>1,146,056</text:p>
          </table:table-cell>
          <table:table-cell office:value-type="float" office:value="98.15" table:style-name="ce47">
            <text:p>98.15</text:p>
          </table:table-cell>
          <table:table-cell office:value-type="float" office:value="1859.97" table:style-name="ce47">
            <text:p>1,859.97</text:p>
          </table:table-cell>
          <table:table-cell office:value-type="float" office:value="2.66" table:style-name="ce48">
            <text:p>2.66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08733" table:style-name="ce46">
            <text:p>1,008,733</text:p>
          </table:table-cell>
          <table:table-cell office:value-type="float" office:value="2820114" table:style-name="ce46">
            <text:p>2,820,114</text:p>
          </table:table-cell>
          <table:table-cell office:value-type="float" office:value="1384543" table:style-name="ce46">
            <text:p>1,384,543</text:p>
          </table:table-cell>
          <table:table-cell office:value-type="float" office:value="1435571" table:style-name="ce46">
            <text:p>1,435,571</text:p>
          </table:table-cell>
          <table:table-cell office:value-type="float" office:value="96.45" table:style-name="ce47">
            <text:p>96.45</text:p>
          </table:table-cell>
          <table:table-cell office:value-type="float" office:value="1273.25" table:style-name="ce47">
            <text:p>1,273.25</text:p>
          </table:table-cell>
          <table:table-cell office:value-type="float" office:value="2.8" table:style-name="ce48">
            <text:p>2.8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7" table:style-name="ce46">
            <text:p>9,657</text:p>
          </table:table-cell>
          <table:table-cell office:value-type="float" office:value="705337" table:style-name="ce46">
            <text:p>705,337</text:p>
          </table:table-cell>
          <table:table-cell office:value-type="float" office:value="1870343" table:style-name="ce46">
            <text:p>1,870,343</text:p>
          </table:table-cell>
          <table:table-cell office:value-type="float" office:value="931458" table:style-name="ce46">
            <text:p>931,458</text:p>
          </table:table-cell>
          <table:table-cell office:value-type="float" office:value="938885" table:style-name="ce46">
            <text:p>938,885</text:p>
          </table:table-cell>
          <table:table-cell office:value-type="float" office:value="99.21" table:style-name="ce47">
            <text:p>99.21</text:p>
          </table:table-cell>
          <table:table-cell office:value-type="float" office:value="853.39" table:style-name="ce47">
            <text:p>853.39</text:p>
          </table:table-cell>
          <table:table-cell office:value-type="float" office:value="2.65" table:style-name="ce48">
            <text:p>2.65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2600" table:style-name="ce46">
            <text:p>1,122,600</text:p>
          </table:table-cell>
          <table:table-cell office:value-type="float" office:value="2758494" table:style-name="ce46">
            <text:p>2,758,494</text:p>
          </table:table-cell>
          <table:table-cell office:value-type="float" office:value="1360010" table:style-name="ce46">
            <text:p>1,360,010</text:p>
          </table:table-cell>
          <table:table-cell office:value-type="float" office:value="1398484" table:style-name="ce46">
            <text:p>1,398,484</text:p>
          </table:table-cell>
          <table:table-cell office:value-type="float" office:value="97.25" table:style-name="ce47">
            <text:p>97.25</text:p>
          </table:table-cell>
          <table:table-cell office:value-type="float" office:value="934.5" table:style-name="ce47">
            <text:p>934.50</text:p>
          </table:table-cell>
          <table:table-cell office:value-type="float" office:value="2.46" table:style-name="ce48">
            <text:p>2.4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45" table:style-name="ce46">
            <text:p>3,545</text:p>
          </table:table-cell>
          <table:table-cell office:value-type="float" office:value="58906" table:style-name="ce46">
            <text:p>58,906</text:p>
          </table:table-cell>
          <table:table-cell office:value-type="float" office:value="2555462" table:style-name="ce46">
            <text:p>2,555,462</text:p>
          </table:table-cell>
          <table:table-cell office:value-type="float" office:value="7024792" table:style-name="ce46">
            <text:p>7,024,792</text:p>
          </table:table-cell>
          <table:table-cell office:value-type="float" office:value="3570786" table:style-name="ce46">
            <text:p>3,570,786</text:p>
          </table:table-cell>
          <table:table-cell office:value-type="float" office:value="3454006" table:style-name="ce46">
            <text:p>3,454,006</text:p>
          </table:table-cell>
          <table:table-cell office:value-type="float" office:value="103.38" table:style-name="ce47">
            <text:p>103.38</text:p>
          </table:table-cell>
          <table:table-cell office:value-type="float" office:value="279.76" table:style-name="ce47">
            <text:p>279.76</text:p>
          </table:table-cell>
          <table:table-cell office:value-type="float" office:value="2.75" table:style-name="ce48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3148" table:style-name="ce51">
            <text:p>173,148</text:p>
          </table:table-cell>
          <table:table-cell office:value-type="float" office:value="452334" table:style-name="ce51">
            <text:p>452,334</text:p>
          </table:table-cell>
          <table:table-cell office:value-type="float" office:value="227864" table:style-name="ce51">
            <text:p>227,864</text:p>
          </table:table-cell>
          <table:table-cell office:value-type="float" office:value="224470" table:style-name="ce51">
            <text:p>224,470</text:p>
          </table:table-cell>
          <table:table-cell office:value-type="float" office:value="101.51" table:style-name="ce52">
            <text:p>101.51</text:p>
          </table:table-cell>
          <table:table-cell office:value-type="float" office:value="211.01" table:style-name="ce52">
            <text:p>211.01</text:p>
          </table:table-cell>
          <table:table-cell office:value-type="float" office:value="2.61" table:style-name="ce53">
            <text:p>2.6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4" table:style-name="ce51">
            <text:p>3,314</text:p>
          </table:table-cell>
          <table:table-cell office:value-type="float" office:value="207603" table:style-name="ce51">
            <text:p>207,603</text:p>
          </table:table-cell>
          <table:table-cell office:value-type="float" office:value="572872" table:style-name="ce51">
            <text:p>572,872</text:p>
          </table:table-cell>
          <table:table-cell office:value-type="float" office:value="292350" table:style-name="ce51">
            <text:p>292,350</text:p>
          </table:table-cell>
          <table:table-cell office:value-type="float" office:value="280522" table:style-name="ce51">
            <text:p>280,522</text:p>
          </table:table-cell>
          <table:table-cell office:value-type="float" office:value="104.22" table:style-name="ce52">
            <text:p>104.22</text:p>
          </table:table-cell>
          <table:table-cell office:value-type="float" office:value="401.3" table:style-name="ce52">
            <text:p>401.30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88" table:style-name="ce51">
            <text:p>4,688</text:p>
          </table:table-cell>
          <table:table-cell office:value-type="float" office:value="194213" table:style-name="ce51">
            <text:p>194,213</text:p>
          </table:table-cell>
          <table:table-cell office:value-type="float" office:value="540917" table:style-name="ce51">
            <text:p>540,917</text:p>
          </table:table-cell>
          <table:table-cell office:value-type="float" office:value="278808" table:style-name="ce51">
            <text:p>278,808</text:p>
          </table:table-cell>
          <table:table-cell office:value-type="float" office:value="262109" table:style-name="ce51">
            <text:p>262,109</text:p>
          </table:table-cell>
          <table:table-cell office:value-type="float" office:value="106.37" table:style-name="ce52">
            <text:p>106.37</text:p>
          </table:table-cell>
          <table:table-cell office:value-type="float" office:value="297.16000000000003" table:style-name="ce52">
            <text:p>297.16</text:p>
          </table:table-cell>
          <table:table-cell office:value-type="float" office:value="2.79" table:style-name="ce53">
            <text:p>2.7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7402" table:style-name="ce51">
            <text:p>397,402</text:p>
          </table:table-cell>
          <table:table-cell office:value-type="float" office:value="1261770" table:style-name="ce51">
            <text:p>1,261,770</text:p>
          </table:table-cell>
          <table:table-cell office:value-type="float" office:value="641205" table:style-name="ce51">
            <text:p>641,205</text:p>
          </table:table-cell>
          <table:table-cell office:value-type="float" office:value="620565" table:style-name="ce51">
            <text:p>620,565</text:p>
          </table:table-cell>
          <table:table-cell office:value-type="float" office:value="103.33" table:style-name="ce52">
            <text:p>103.33</text:p>
          </table:table-cell>
          <table:table-cell office:value-type="float" office:value="1174.4000000000001" table:style-name="ce52">
            <text:p>1,174.40</text:p>
          </table:table-cell>
          <table:table-cell office:value-type="float" office:value="3.18" table:style-name="ce53">
            <text:p>3.1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613" table:style-name="ce51">
            <text:p>179,613</text:p>
          </table:table-cell>
          <table:table-cell office:value-type="float" office:value="488689" table:style-name="ce51">
            <text:p>488,689</text:p>
          </table:table-cell>
          <table:table-cell office:value-type="float" office:value="249703" table:style-name="ce51">
            <text:p>249,703</text:p>
          </table:table-cell>
          <table:table-cell office:value-type="float" office:value="238986" table:style-name="ce51">
            <text:p>238,986</text:p>
          </table:table-cell>
          <table:table-cell office:value-type="float" office:value="104.48" table:style-name="ce52">
            <text:p>104.48</text:p>
          </table:table-cell>
          <table:table-cell office:value-type="float" office:value="119.01" table:style-name="ce52">
            <text:p>119.01</text:p>
          </table:table-cell>
          <table:table-cell office:value-type="float" office:value="2.72" table:style-name="ce53">
            <text:p>2.7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76" table:style-name="ce51">
            <text:p>6,476</text:p>
          </table:table-cell>
          <table:table-cell office:value-type="float" office:value="244257" table:style-name="ce51">
            <text:p>244,257</text:p>
          </table:table-cell>
          <table:table-cell office:value-type="float" office:value="674152" table:style-name="ce51">
            <text:p>674,152</text:p>
          </table:table-cell>
          <table:table-cell office:value-type="float" office:value="348639" table:style-name="ce51">
            <text:p>348,639</text:p>
          </table:table-cell>
          <table:table-cell office:value-type="float" office:value="325513" table:style-name="ce51">
            <text:p>325,513</text:p>
          </table:table-cell>
          <table:table-cell office:value-type="float" office:value="107.1" table:style-name="ce52">
            <text:p>107.10</text:p>
          </table:table-cell>
          <table:table-cell office:value-type="float" office:value="522.26" table:style-name="ce52">
            <text:p>522.26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46" table:style-name="ce51">
            <text:p>5,346</text:p>
          </table:table-cell>
          <table:table-cell office:value-type="float" office:value="184758" table:style-name="ce51">
            <text:p>184,758</text:p>
          </table:table-cell>
          <table:table-cell office:value-type="float" office:value="497172" table:style-name="ce51">
            <text:p>497,172</text:p>
          </table:table-cell>
          <table:table-cell office:value-type="float" office:value="257845" table:style-name="ce51">
            <text:p>257,845</text:p>
          </table:table-cell>
          <table:table-cell office:value-type="float" office:value="239327" table:style-name="ce51">
            <text:p>239,327</text:p>
          </table:table-cell>
          <table:table-cell office:value-type="float" office:value="107.74" table:style-name="ce52">
            <text:p>107.74</text:p>
          </table:table-cell>
          <table:table-cell office:value-type="float" office:value="261.17" table:style-name="ce52">
            <text:p>261.17</text:p>
          </table:table-cell>
          <table:table-cell office:value-type="float" office:value="2.69" table:style-name="ce53">
            <text:p>2.6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63" table:style-name="ce51">
            <text:p>463</text:p>
          </table:table-cell>
          <table:table-cell office:value-type="float" office:value="7376" table:style-name="ce51">
            <text:p>7,376</text:p>
          </table:table-cell>
          <table:table-cell office:value-type="float" office:value="291971" table:style-name="ce51">
            <text:p>291,971</text:p>
          </table:table-cell>
          <table:table-cell office:value-type="float" office:value="809130" table:style-name="ce51">
            <text:p>809,130</text:p>
          </table:table-cell>
          <table:table-cell office:value-type="float" office:value="412143" table:style-name="ce51">
            <text:p>412,143</text:p>
          </table:table-cell>
          <table:table-cell office:value-type="float" office:value="396987" table:style-name="ce51">
            <text:p>396,987</text:p>
          </table:table-cell>
          <table:table-cell office:value-type="float" office:value="103.82" table:style-name="ce52">
            <text:p>103.82</text:p>
          </table:table-cell>
          <table:table-cell office:value-type="float" office:value="291.52" table:style-name="ce52">
            <text:p>291.52</text:p>
          </table:table-cell>
          <table:table-cell office:value-type="float" office:value="2.77" table:style-name="ce53">
            <text:p>2.7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47" table:style-name="ce51">
            <text:p>147</text:p>
          </table:table-cell>
          <table:table-cell office:value-type="float" office:value="2680" table:style-name="ce51">
            <text:p>2,680</text:p>
          </table:table-cell>
          <table:table-cell office:value-type="float" office:value="83757" table:style-name="ce51">
            <text:p>83,757</text:p>
          </table:table-cell>
          <table:table-cell office:value-type="float" office:value="214428" table:style-name="ce51">
            <text:p>214,428</text:p>
          </table:table-cell>
          <table:table-cell office:value-type="float" office:value="110135" table:style-name="ce51">
            <text:p>110,135</text:p>
          </table:table-cell>
          <table:table-cell office:value-type="float" office:value="104293" table:style-name="ce51">
            <text:p>104,293</text:p>
          </table:table-cell>
          <table:table-cell office:value-type="float" office:value="105.6" table:style-name="ce52">
            <text:p>105.60</text:p>
          </table:table-cell>
          <table:table-cell office:value-type="float" office:value="61" table:style-name="ce52">
            <text:p>61.00</text:p>
          </table:table-cell>
          <table:table-cell office:value-type="float" office:value="2.56" table:style-name="ce53">
            <text:p>2.5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6" table:style-name="ce51">
            <text:p>176</text:p>
          </table:table-cell>
          <table:table-cell office:value-type="float" office:value="3614" table:style-name="ce51">
            <text:p>3,614</text:p>
          </table:table-cell>
          <table:table-cell office:value-type="float" office:value="127535" table:style-name="ce51">
            <text:p>127,535</text:p>
          </table:table-cell>
          <table:table-cell office:value-type="float" office:value="323252" table:style-name="ce51">
            <text:p>323,252</text:p>
          </table:table-cell>
          <table:table-cell office:value-type="float" office:value="163424" table:style-name="ce51">
            <text:p>163,424</text:p>
          </table:table-cell>
          <table:table-cell office:value-type="float" office:value="159828" table:style-name="ce51">
            <text:p>159,828</text:p>
          </table:table-cell>
          <table:table-cell office:value-type="float" office:value="102.25" table:style-name="ce52">
            <text:p>102.25</text:p>
          </table:table-cell>
          <table:table-cell office:value-type="float" office:value="69.84" table:style-name="ce52">
            <text:p>69.84</text:p>
          </table:table-cell>
          <table:table-cell office:value-type="float" office:value="2.5299999999999998" table:style-name="ce53">
            <text:p>2.5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5" table:style-name="ce51">
            <text:p>1,395</text:p>
          </table:table-cell>
          <table:table-cell office:value-type="float" office:value="41871" table:style-name="ce51">
            <text:p>41,871</text:p>
          </table:table-cell>
          <table:table-cell office:value-type="float" office:value="105749" table:style-name="ce51">
            <text:p>105,749</text:p>
          </table:table-cell>
          <table:table-cell office:value-type="float" office:value="54373" table:style-name="ce51">
            <text:p>54,373</text:p>
          </table:table-cell>
          <table:table-cell office:value-type="float" office:value="51376" table:style-name="ce51">
            <text:p>51,376</text:p>
          </table:table-cell>
          <table:table-cell office:value-type="float" office:value="105.83" table:style-name="ce52">
            <text:p>105.83</text:p>
          </table:table-cell>
          <table:table-cell office:value-type="float" office:value="833.56" table:style-name="ce52">
            <text:p>833.56</text:p>
          </table:table-cell>
          <table:table-cell office:value-type="float" office:value="2.5299999999999998" table:style-name="ce53">
            <text:p>2.5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5763" table:style-name="ce51">
            <text:p>155,763</text:p>
          </table:table-cell>
          <table:table-cell office:value-type="float" office:value="366643" table:style-name="ce51">
            <text:p>366,643</text:p>
          </table:table-cell>
          <table:table-cell office:value-type="float" office:value="182812" table:style-name="ce51">
            <text:p>182,812</text:p>
          </table:table-cell>
          <table:table-cell office:value-type="float" office:value="183831" table:style-name="ce51">
            <text:p>183,831</text:p>
          </table:table-cell>
          <table:table-cell office:value-type="float" office:value="99.45" table:style-name="ce52">
            <text:p>99.45</text:p>
          </table:table-cell>
          <table:table-cell office:value-type="float" office:value="2761.72" table:style-name="ce52">
            <text:p>2,761.72</text:p>
          </table:table-cell>
          <table:table-cell office:value-type="float" office:value="2.35" table:style-name="ce53">
            <text:p>2.3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2" table:style-name="ce51">
            <text:p>2,172</text:p>
          </table:table-cell>
          <table:table-cell office:value-type="float" office:value="172296" table:style-name="ce51">
            <text:p>172,296</text:p>
          </table:table-cell>
          <table:table-cell office:value-type="float" office:value="452450" table:style-name="ce51">
            <text:p>452,450</text:p>
          </table:table-cell>
          <table:table-cell office:value-type="float" office:value="223293" table:style-name="ce51">
            <text:p>223,293</text:p>
          </table:table-cell>
          <table:table-cell office:value-type="float" office:value="229157" table:style-name="ce51">
            <text:p>229,157</text:p>
          </table:table-cell>
          <table:table-cell office:value-type="float" office:value="97.44" table:style-name="ce52">
            <text:p>97.44</text:p>
          </table:table-cell>
          <table:table-cell office:value-type="float" office:value="4344.1099999999997" table:style-name="ce52">
            <text:p>4,344.11</text:p>
          </table:table-cell>
          <table:table-cell office:value-type="float" office:value="2.63" table:style-name="ce53">
            <text:p>2.6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1" table:style-name="ce51">
            <text:p>1,411</text:p>
          </table:table-cell>
          <table:table-cell office:value-type="float" office:value="101275" table:style-name="ce51">
            <text:p>101,275</text:p>
          </table:table-cell>
          <table:table-cell office:value-type="float" office:value="265234" table:style-name="ce51">
            <text:p>265,234</text:p>
          </table:table-cell>
          <table:table-cell office:value-type="float" office:value="128192" table:style-name="ce51">
            <text:p>128,192</text:p>
          </table:table-cell>
          <table:table-cell office:value-type="float" office:value="137042" table:style-name="ce51">
            <text:p>137,042</text:p>
          </table:table-cell>
          <table:table-cell office:value-type="float" office:value="93.54" table:style-name="ce52">
            <text:p>93.54</text:p>
          </table:table-cell>
          <table:table-cell office:value-type="float" office:value="4418.68" table:style-name="ce52">
            <text:p>4,418.68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369" table:style-name="ce46">
            <text:p>45,369</text:p>
          </table:table-cell>
          <table:table-cell office:value-type="float" office:value="153665" table:style-name="ce46">
            <text:p>153,665</text:p>
          </table:table-cell>
          <table:table-cell office:value-type="float" office:value="77740" table:style-name="ce46">
            <text:p>77,740</text:p>
          </table:table-cell>
          <table:table-cell office:value-type="float" office:value="75925" table:style-name="ce46">
            <text:p>75,925</text:p>
          </table:table-cell>
          <table:table-cell office:value-type="float" office:value="102.39" table:style-name="ce47">
            <text:p>102.39</text:p>
          </table:table-cell>
          <table:table-cell office:value-type="float" office:value="851.54" table:style-name="ce47">
            <text:p>851.54</text:p>
          </table:table-cell>
          <table:table-cell office:value-type="float" office:value="3.39" table:style-name="ce48">
            <text:p>3.3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1912" table:style-name="ce51">
            <text:p>41,912</text:p>
          </table:table-cell>
          <table:table-cell office:value-type="float" office:value="140228" table:style-name="ce51">
            <text:p>140,228</text:p>
          </table:table-cell>
          <table:table-cell office:value-type="float" office:value="69960" table:style-name="ce51">
            <text:p>69,960</text:p>
          </table:table-cell>
          <table:table-cell office:value-type="float" office:value="70268" table:style-name="ce51">
            <text:p>70,268</text:p>
          </table:table-cell>
          <table:table-cell office:value-type="float" office:value="99.56" table:style-name="ce52">
            <text:p>99.56</text:p>
          </table:table-cell>
          <table:table-cell office:value-type="float" office:value="924.65" table:style-name="ce52">
            <text:p>924.65</text:p>
          </table:table-cell>
          <table:table-cell office:value-type="float" office:value="3.35" table:style-name="ce53">
            <text:p>3.3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457" table:style-name="ce51">
            <text:p>3,457</text:p>
          </table:table-cell>
          <table:table-cell office:value-type="float" office:value="13437" table:style-name="ce51">
            <text:p>13,437</text:p>
          </table:table-cell>
          <table:table-cell office:value-type="float" office:value="7780" table:style-name="ce51">
            <text:p>7,780</text:p>
          </table:table-cell>
          <table:table-cell office:value-type="float" office:value="5657" table:style-name="ce51">
            <text:p>5,657</text:p>
          </table:table-cell>
          <table:table-cell office:value-type="float" office:value="137.53" table:style-name="ce52">
            <text:p>137.53</text:p>
          </table:table-cell>
          <table:table-cell office:value-type="float" office:value="466.56" table:style-name="ce52">
            <text:p>466.56</text:p>
          </table:table-cell>
          <table:table-cell office:value-type="float" office:value="3.89" table:style-name="ce53">
            <text:p>3.89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1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6月10日編製</text:p>
          </table:table-cell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6">
          <table:table-cell table:number-columns-repeated="16384"/>
        </table:table-row>
      </table:table>
      <table:table table:name="'file:///C:/Users/moi1849/Desktop/123/3/1.月報/06速(月)報套印/11005/上網各月速報公式(5月).xls'#說明" table:style-name="ta3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3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3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3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3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3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3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3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3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3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3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3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3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3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3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3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3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3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3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38:34Z</meta:creation-date>
    <dc:date>2021-06-03T02:39:12Z</dc:date>
  </office:meta>
</office:document-meta>
</file>